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5cm" svg:stroke-color="#000000" draw:marker-start-width="0.38cm" draw:marker-end-width="0.38cm" draw:fill="none" draw:textarea-horizontal-align="justify" draw:textarea-vertical-align="middle" draw:auto-grow-height="false" fo:min-height="1.546cm" fo:min-width="5.169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9cm" fo:min-width="1.01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3cm" fo:min-width="1.48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08cm" fo:min-width="1.4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27cm" fo:min-width="13.77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6cm" fo:min-width="0.89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6cm" fo:min-width="1.596cm"/>
      <style:paragraph-properties style:writing-mode="lr-tb"/>
    </style:style>
    <style:style style:name="gr14" style:family="graphic" style:parent-style-name="objectwithoutfill">
      <style:graphic-properties svg:stroke-width="0.1cm" svg:stroke-color="#0000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0.817cm" fo:min-width="0cm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0.794cm" fo:min-width="0cm"/>
    </style:style>
    <style:style style:name="gr17" style:family="graphic" style:parent-style-name="standard">
      <style:graphic-properties svg:stroke-color="#000000" svg:stroke-linecap="round" draw:fill="solid" draw:fill-color="#330000" draw:textarea-horizontal-align="justify" draw:textarea-vertical-align="middle" draw:auto-grow-height="false" fo:min-height="0.982cm" fo:min-width="1.04cm"/>
    </style:style>
    <style:style style:name="gr18" style:family="graphic" style:parent-style-name="standard">
      <style:graphic-properties svg:stroke-color="#000000" svg:stroke-linecap="round" draw:fill="solid" draw:fill-color="#dddddd" draw:textarea-horizontal-align="justify" draw:textarea-vertical-align="middle" draw:auto-grow-height="false" fo:min-height="0.701cm" fo:min-width="0.826cm"/>
      <style:paragraph-properties style:writing-mode="lr-tb"/>
    </style:style>
    <style:style style:name="gr19" style:family="graphic" style:parent-style-name="objectwithoutfill">
      <style:graphic-properties svg:stroke-width="0.1cm" svg:stroke-color="#6619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05cm" svg:stroke-color="#000000" draw:marker-start-width="0.38cm" draw:marker-end-width="0.38cm" draw:fill="hatch" draw:fill-hatch-name="Hatching_20_4" draw:fill-hatch-solid="false" draw:textarea-horizontal-align="justify" draw:textarea-vertical-align="middle" draw:auto-grow-height="false" fo:min-height="0.114cm" fo:min-width="1.219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2" style:family="graphic" style:parent-style-name="standard">
      <style:graphic-properties svg:stroke-width="0.05cm" svg:stroke-color="#000000" draw:marker-start-width="0.38cm" draw:marker-end-width="0.38cm" draw:fill="hatch" draw:fill-hatch-name="Hatching_20_4" draw:fill-hatch-solid="false" draw:textarea-horizontal-align="justify" draw:textarea-vertical-align="middle" draw:auto-grow-height="false" fo:min-height="0.064cm" fo:min-width="1.169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dash" draw:stroke-dash="Ultrafine_20_2_20_Dots_20_3_20_Dashes" svg:stroke-width="0.05cm" svg:stroke-color="#000000" draw:marker-start-width="0.38cm" draw:marker-end-width="0.38cm" draw:fill="none" draw:textarea-horizontal-align="justify" draw:textarea-vertical-align="middle" draw:auto-grow-height="false" fo:min-height="1.942cm" fo:min-width="5.16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="solid" draw:fill-color="#330000"/>
      <style:paragraph-properties fo:text-align="center"/>
    </style:style>
    <style:style style:name="P11" style:family="paragraph">
      <style:paragraph-properties fo:text-align="center" style:writing-mode="lr-tb"/>
      <style:text-properties fo:font-size="10pt" style:font-size-asian="18pt" style:font-size-complex="18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10pt" style:font-size-asian="18pt" style:font-size-complex="18pt"/>
    </style:style>
    <style:style style:name="P13" style:family="paragraph">
      <style:paragraph-properties fo:text-align="center" style:writing-mode="lr-tb"/>
      <style:text-properties fo:font-size="8pt" style:font-size-asian="18pt" style:font-size-complex="18pt"/>
    </style:style>
    <style:style style:name="P14" style:family="paragraph">
      <loext:graphic-properties draw:fill="hatch" draw:fill-hatch-name="Hatching_20_4" draw:fill-hatch-solid="false"/>
      <style:paragraph-properties fo:text-align="center" style:writing-mode="lr-tb"/>
      <style:text-properties fo:font-size="8pt" style:font-size-asian="18pt" style:font-size-complex="18pt"/>
    </style:style>
    <style:style style:name="P1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9cm" svg:height="1.846cm" svg:x="7.495cm" svg:y="10.7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86cm" svg:y1="21.322cm" svg:x2="2.784cm" svg:y2="21.322cm">
          <text:p/>
        </draw:line>
        <draw:frame draw:style-name="gr3" draw:text-style-name="P3" draw:layer="layout" svg:width="2.033cm" svg:height="0.725cm" svg:x="3.003cm" svg:y="21.021cm">
          <draw:text-box>
            <text:p text:style-name="P2"><text:span text:style-name="T1">Cat 5 </text:span></text:p>
          </draw:text-box>
        </draw:frame>
        <draw:custom-shape draw:style-name="gr4" draw:text-style-name="P4" draw:layer="layout" svg:width="1.513cm" svg:height="1.019cm" svg:x="8.104cm" svg:y="2.909cm">
          <text:p text:style-name="P4"><text:span text:style-name="T1">PSU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862cm" svg:y1="2.018cm" svg:x2="8.875cm" svg:y2="2.89cm">
          <text:p/>
        </draw:line>
        <draw:frame draw:style-name="gr6" draw:text-style-name="P5" draw:layer="layout" svg:width="1.632cm" svg:height="0.725cm" svg:x="8.112cm" svg:y="1.409cm">
          <draw:text-box>
            <text:p><text:span text:style-name="T1">Mains</text:span></text:p>
          </draw:text-box>
        </draw:frame>
        <draw:frame draw:style-name="gr7" draw:text-style-name="P7" draw:layer="layout" svg:width="1.378cm" svg:height="0.725cm" svg:x="7.653cm" svg:y="10.758cm">
          <draw:text-box>
            <text:p text:style-name="P6"><text:span text:style-name="T2">12</text:span><text:span text:style-name="T2"> V</text:span></text:p>
          </draw:text-box>
        </draw:frame>
        <draw:line draw:style-name="gr5" draw:text-style-name="P1" draw:layer="layout" svg:x1="8.895cm" svg:y1="3.892cm" svg:x2="8.897cm" svg:y2="11.447cm">
          <text:p/>
        </draw:line>
        <draw:custom-shape draw:style-name="gr8" draw:text-style-name="P4" draw:layer="layout" svg:width="1.984cm" svg:height="0.903cm" svg:x="10.91cm" svg:y="11.335cm">
          <text:p text:style-name="P4"><text:span text:style-name="T1">Raspberry</text:span></text:p>
          <text:p text:style-name="P4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984cm" svg:height="0.858cm" svg:x="7.906cm" svg:y="11.401cm">
          <text:p text:style-name="P4"><text:span text:style-name="T1">Interfacing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141cm" svg:height="0.725cm" svg:x="9.832cm" svg:y="11.239cm">
          <draw:text-box>
            <text:p text:style-name="P8">5 V</text:p>
          </draw:text-box>
        </draw:frame>
        <draw:line draw:style-name="gr5" draw:text-style-name="P1" draw:layer="layout" svg:x1="9.887cm" svg:y1="11.852cm" svg:x2="10.894cm" svg:y2="11.844cm">
          <text:p/>
        </draw:line>
        <draw:custom-shape draw:style-name="gr11" draw:text-style-name="P4" draw:layer="layout" svg:width="14.272cm" svg:height="1.377cm" draw:transform="rotate (1.5707963267949) translate (1.43cm 18.943cm)">
          <text:p text:style-name="P4"><text:span text:style-name="T1">Ethernet</text:span></text:p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97cm" svg:height="1.21cm" svg:x="14.188cm" svg:y="2.69cm">
          <text:p text:style-name="P4"><text:span text:style-name="T1">PSU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818cm" svg:y1="1.901cm" svg:x2="14.807cm" svg:y2="2.69cm">
          <text:p/>
        </draw:line>
        <draw:frame draw:style-name="gr6" draw:text-style-name="P5" draw:layer="layout" svg:width="1.632cm" svg:height="0.725cm" svg:x="13.978cm" svg:y="1.334cm">
          <draw:text-box>
            <text:p><text:span text:style-name="T1">Mains</text:span></text:p>
          </draw:text-box>
        </draw:frame>
        <draw:custom-shape draw:style-name="gr13" draw:text-style-name="P4" draw:layer="layout" svg:width="2.096cm" svg:height="1.006cm" svg:x="4.713cm" svg:y="4.734cm">
          <text:p text:style-name="P4"><text:span text:style-name="T1">Raspberry</text:span></text:p>
          <text:p text:style-name="P4"><text:span text:style-name="T1">Pi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841cm" svg:y1="3.868cm" svg:x2="14.876cm" svg:y2="17.809cm">
          <text:p/>
        </draw:line>
        <draw:line draw:style-name="gr14" draw:text-style-name="P1" draw:layer="layout" svg:x1="6.782cm" svg:y1="11.865cm" svg:x2="2.78cm" svg:y2="11.817cm">
          <text:p/>
        </draw:line>
        <draw:custom-shape draw:style-name="gr15" draw:text-style-name="P9" draw:layer="layout" svg:width="0.238cm" svg:height="1.067cm" draw:transform="rotate (-1.5707963267949) translate (4.736cm 5.12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238cm" svg:height="1.044cm" svg:x="2.034cm" svg:y="19.80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267cm" svg:height="0.725cm" svg:x="3.034cm" svg:y="19.984cm">
          <draw:text-box>
            <text:p text:style-name="P2"><text:span text:style-name="T1">USB / Ethernet Adaptor</text:span></text:p>
          </draw:text-box>
        </draw:frame>
        <draw:g>
          <draw:custom-shape draw:style-name="gr17" draw:text-style-name="P10" draw:layer="layout" svg:width="1.54cm" svg:height="1.232cm" svg:x="4.24cm" svg:y="6.42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1.326cm" svg:height="0.951cm" svg:x="4.35cm" svg:y="6.525cm">
            <text:p text:style-name="P11"><text:span text:style-name="T2">Monitor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5.042cm" svg:y1="5.74cm" svg:x2="5.03cm" svg:y2="6.452cm">
          <text:p/>
        </draw:line>
        <draw:custom-shape draw:style-name="gr20" draw:text-style-name="P14" draw:layer="layout" svg:width="1.719cm" svg:height="0.364cm" svg:x="5.487cm" svg:y="8.039cm">
          <text:p text:style-name="P13"><text:span text:style-name="T3">Keyboard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6.364cm" svg:y1="5.755cm" svg:x2="6.345cm" svg:y2="8.029cm">
          <text:p/>
        </draw:line>
        <draw:custom-shape draw:style-name="gr12" draw:text-style-name="P4" draw:layer="layout" svg:width="1.397cm" svg:height="1.21cm" svg:x="1.452cm" svg:y="2.612cm">
          <text:p text:style-name="P4"><text:span text:style-name="T1">PSU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082cm" svg:y1="1.823cm" svg:x2="2.071cm" svg:y2="2.612cm">
          <text:p/>
        </draw:line>
        <draw:frame draw:style-name="gr6" draw:text-style-name="P5" draw:layer="layout" svg:width="1.632cm" svg:height="0.725cm" svg:x="1.242cm" svg:y="1.256cm">
          <draw:text-box>
            <text:p><text:span text:style-name="T1">Mains</text:span></text:p>
          </draw:text-box>
        </draw:frame>
        <draw:line draw:style-name="gr5" draw:text-style-name="P1" draw:layer="layout" svg:x1="2.105cm" svg:y1="3.79cm" svg:x2="2.092cm" svg:y2="4.695cm">
          <text:p/>
        </draw:line>
        <draw:line draw:style-name="gr14" draw:text-style-name="P1" draw:layer="layout" svg:x1="3.675cm" svg:y1="5.237cm" svg:x2="2.814cm" svg:y2="5.237cm">
          <text:p/>
        </draw:line>
        <draw:frame draw:style-name="gr3" draw:text-style-name="P3" draw:layer="layout" svg:width="2.383cm" svg:height="0.725cm" svg:x="3.16cm" svg:y="7.674cm">
          <draw:text-box>
            <text:p text:style-name="P2"><text:span text:style-name="T1">SumpPi</text:span></text:p>
          </draw:text-box>
        </draw:frame>
        <draw:custom-shape draw:style-name="gr12" draw:text-style-name="P4" draw:layer="layout" svg:width="1.397cm" svg:height="1.21cm" svg:x="5.135cm" svg:y="2.657cm">
          <text:p text:style-name="P4"><text:span text:style-name="T1">PSU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65cm" svg:y1="1.868cm" svg:x2="5.754cm" svg:y2="2.657cm">
          <text:p/>
        </draw:line>
        <draw:frame draw:style-name="gr6" draw:text-style-name="P5" draw:layer="layout" svg:width="1.632cm" svg:height="0.725cm" svg:x="4.925cm" svg:y="1.301cm">
          <draw:text-box>
            <text:p><text:span text:style-name="T1">Mains</text:span></text:p>
          </draw:text-box>
        </draw:frame>
        <draw:line draw:style-name="gr5" draw:text-style-name="P1" draw:layer="layout" svg:x1="5.788cm" svg:y1="3.835cm" svg:x2="5.775cm" svg:y2="4.74cm">
          <text:p/>
        </draw:line>
        <draw:frame draw:style-name="gr10" draw:text-style-name="P7" draw:layer="layout" svg:width="1.141cm" svg:height="0.725cm" svg:x="4.823cm" svg:y="3.972cm">
          <draw:text-box>
            <text:p text:style-name="P8">5 V</text:p>
          </draw:text-box>
        </draw:frame>
        <draw:frame draw:style-name="gr21" draw:text-style-name="P15" draw:layer="layout" svg:width="3.09cm" svg:height="0.645cm" svg:x="10.049cm" svg:y="10.656cm">
          <draw:text-box>
            <text:p text:style-name="P8">SAC Under Test</text:p>
          </draw:text-box>
        </draw:frame>
        <draw:g>
          <draw:custom-shape draw:style-name="gr17" draw:text-style-name="P10" draw:layer="layout" svg:width="1.54cm" svg:height="1.232cm" svg:x="10.512cm" svg:y="12.89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1.326cm" svg:height="0.951cm" svg:x="10.622cm" svg:y="12.997cm">
            <text:p text:style-name="P11"><text:span text:style-name="T2">Monitor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11.314cm" svg:y1="12.212cm" svg:x2="11.302cm" svg:y2="12.924cm">
          <text:p/>
        </draw:line>
        <draw:custom-shape draw:style-name="gr22" draw:text-style-name="P14" draw:layer="layout" svg:width="1.719cm" svg:height="0.364cm" svg:x="11.759cm" svg:y="14.511cm">
          <text:p text:style-name="P13"><text:span text:style-name="T3">Keyboard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2.636cm" svg:y1="12.227cm" svg:x2="12.617cm" svg:y2="14.501cm">
          <text:p/>
        </draw:line>
        <draw:custom-shape draw:style-name="gr23" draw:text-style-name="P1" draw:layer="layout" svg:width="5.719cm" svg:height="2.242cm" svg:x="13.458cm" svg:y="16.72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378cm" svg:height="0.725cm" svg:x="13.616cm" svg:y="17.169cm">
          <draw:text-box>
            <text:p text:style-name="P6"><text:span text:style-name="T2">12</text:span><text:span text:style-name="T2"> V</text:span></text:p>
          </draw:text-box>
        </draw:frame>
        <draw:custom-shape draw:style-name="gr8" draw:text-style-name="P4" draw:layer="layout" svg:width="1.984cm" svg:height="0.903cm" svg:x="16.873cm" svg:y="17.746cm">
          <text:p text:style-name="P4"><text:span text:style-name="T1">Raspberry</text:span></text:p>
          <text:p text:style-name="P4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984cm" svg:height="0.858cm" svg:x="13.869cm" svg:y="17.812cm">
          <text:p text:style-name="P4"><text:span text:style-name="T1">Interfacing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141cm" svg:height="0.725cm" svg:x="15.795cm" svg:y="17.65cm">
          <draw:text-box>
            <text:p text:style-name="P8">5 V</text:p>
          </draw:text-box>
        </draw:frame>
        <draw:line draw:style-name="gr5" draw:text-style-name="P1" draw:layer="layout" svg:x1="15.85cm" svg:y1="18.263cm" svg:x2="16.857cm" svg:y2="18.255cm">
          <text:p/>
        </draw:line>
        <draw:line draw:style-name="gr14" draw:text-style-name="P1" draw:layer="layout" svg:x1="13.065cm" svg:y1="18.272cm" svg:x2="2.852cm" svg:y2="18.219cm">
          <text:p/>
        </draw:line>
        <draw:frame draw:style-name="gr24" draw:text-style-name="P15" draw:layer="layout" svg:width="4.208cm" svg:height="0.645cm" svg:x="14.894cm" svg:y="16.821cm">
          <draw:text-box>
            <text:p text:style-name="P8">Gate Valve Under Test</text:p>
          </draw:text-box>
        </draw:frame>
        <draw:g>
          <draw:custom-shape draw:style-name="gr17" draw:text-style-name="P10" draw:layer="layout" svg:width="1.54cm" svg:height="1.232cm" svg:x="16.475cm" svg:y="19.30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1.326cm" svg:height="0.951cm" svg:x="16.585cm" svg:y="19.408cm">
            <text:p text:style-name="P11"><text:span text:style-name="T2">Monitor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17.277cm" svg:y1="18.623cm" svg:x2="17.265cm" svg:y2="19.335cm">
          <text:p/>
        </draw:line>
        <draw:custom-shape draw:style-name="gr22" draw:text-style-name="P14" draw:layer="layout" svg:width="1.719cm" svg:height="0.364cm" svg:x="17.722cm" svg:y="20.922cm">
          <text:p text:style-name="P13"><text:span text:style-name="T3">Keyboard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8.599cm" svg:y1="18.638cm" svg:x2="18.58cm" svg:y2="20.912cm">
          <text:p/>
        </draw:line>
        <draw:custom-shape draw:style-name="gr15" draw:text-style-name="P9" draw:layer="layout" svg:width="0.238cm" svg:height="1.067cm" draw:transform="rotate (-1.5707963267949) translate (7.905cm 11.71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238cm" svg:height="1.067cm" draw:transform="rotate (-1.5707963267949) translate (13.852cm 18.154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4" draw:display-name="Hatching 4" draw:style="double" draw:color="#808080" draw:distance="0.05cm" draw:rotation="90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Andale Sans UI1" style:font-family-asian="'Andale Sans UI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1.764cm" fo:margin-right="0cm" fo:margin-top="0.746cm" fo:margin-bottom="0.374cm" fo:text-align="start" fo:text-indent="-1.764cm" style:text-autospace="none"/>
      <style:text-properties style:font-name="Liberation Sans2" fo:font-family="'Liberation Sans', Arial" style:font-family-generic="swiss" style:font-pitch="variable" fo:font-size="18pt" fo:font-style="normal" fo:font-weight="bold" style:font-name-asian="FreeSans1" style:font-family-asian="FreeSans" style:font-pitch-asian="variable" style:font-size-asian="18pt" style:font-style-asian="normal" style:font-weight-asian="normal" style:font-style-complex="normal" style:font-weight-complex="bold"/>
    </style:style>
    <style:style style:name="Heading_20_2" style:display-name="Heading 2" style:family="graphic">
      <style:paragraph-properties fo:margin-left="2.293cm" fo:margin-right="0cm" fo:margin-top="0.623cm" fo:margin-bottom="0.374cm" fo:text-align="start" fo:text-indent="-2.293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2.999cm" fo:margin-right="0cm" fo:margin-top="0.436cm" fo:margin-bottom="0.374cm" fo:text-align="start" fo:text-indent="-2.999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ex" style:family="graphic">
      <style:paragraph-properties fo:margin-top="0.374cm" fo:margin-bottom="0.374cm" fo:text-align="center" style:text-autospace="none"/>
      <style:text-properties fo:font-style="normal" fo:font-weight="bold" style:font-name-asian="Lohit Devanagari2" style:font-family-asian="'Lohit Devanagari'" style:font-size-asian="12pt" style:font-style-asian="italic" style:font-weight-asian="bold" style:font-style-complex="normal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Annex_20_Sub_20_Heading" style:display-name="Annex Sub Heading" style:family="graphic">
      <style:paragraph-properties fo:margin-top="0cm" fo:margin-bottom="0.436cm" fo:line-height="12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Req_20_No" style:display-name="Req No" style:family="graphic">
      <style:paragraph-properties fo:margin-top="0.374cm" fo:margin-bottom="0.374cm" fo:text-align="start" style:text-autospace="none"/>
      <style:text-properties fo:font-style="normal" fo:font-weight="normal" style:font-name-asian="Lohit Devanagari2" style:font-family-asian="'Lohit Devanagari'" style:font-size-asian="12pt" style:font-style-asian="normal" style:font-weight-asian="normal" style:font-style-complex="normal" style:font-weight-complex="normal"/>
    </style:style>
    <style:style style:name="Table" style:family="graphic">
      <style:paragraph-properties fo:margin-top="0.374cm" fo:margin-bottom="0.374cm" fo:text-align="start" style:text-autospace="none"/>
      <style:text-properties fo:font-style="normal" style:font-name-asian="Lohit Devanagari2" style:font-family-asian="'Lohit Devanagari'" style:font-size-asian="12pt" style:font-style-asian="italic" style:font-style-complex="normal"/>
    </style:style>
    <style:style style:name="Note" style:family="graphic">
      <style:paragraph-properties fo:margin-left="2.471cm" fo:margin-right="0cm" fo:margin-top="0cm" fo:margin-bottom="0.436cm" fo:line-height="120%" fo:text-align="start" fo:text-indent="-2.471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align="start" fo:text-indent="0cm" style:text-autospace="none"/>
    </style:style>
    <style:style style:name="Marginalia" style:family="graphic">
      <style:paragraph-properties fo:margin-left="7.057cm" fo:margin-right="0cm" fo:margin-top="0cm" fo:margin-bottom="0.436cm" fo:line-height="120%" fo:text-align="start" fo:text-indent="0cm" style:text-autospace="none"/>
    </style:style>
    <style:style style:name="List_20_Indent" style:display-name="List Indent" style:family="graphic">
      <style:paragraph-properties fo:margin-left="8.821cm" fo:margin-right="0cm" fo:margin-top="0cm" fo:margin-bottom="0.436cm" fo:line-height="120%" fo:text-align="start" fo:text-indent="-7.938cm" style:text-autospace="none">
        <style:tab-stops>
          <style:tab-stop style:position="0cm"/>
        </style:tab-stops>
      </style:paragraph-properties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align="start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20%" fo:text-align="start" fo:text-indent="0.88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</style:style>
    <style:style style:name="Drawing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User_20_Index_20_10" style:display-name="User Index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text-align="start" style:text-autospace="none"/>
      <style:text-properties style:font-name-asian="Lohit Devanagari2" style:font-family-asian="'Lohit Devanagari'"/>
    </style:style>
    <style:style style:name="User_20_Index_20_9" style:display-name="User Index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8" style:display-name="User Index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7" style:display-name="User Index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6" style:display-name="User Index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5" style:display-name="User Index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4" style:display-name="User Index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2" style:display-name="User Index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1" style:display-name="User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Index_20_1" style:display-name="Table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Object_20_Index_20_1" style:display-name="Object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ndex_20_3" style:display-name="Index 3" style:family="graphic">
      <style:paragraph-properties fo:margin-left="1.76cm" fo:margin-right="0cm" fo:text-align="start" fo:text-indent="0cm" style:text-autospace="none"/>
      <style:text-properties style:font-name-asian="Lohit Devanagari2" style:font-family-asian="'Lohit Devanagari'"/>
    </style:style>
    <style:style style:name="Index_20_2" style:display-name="Index 2" style:family="graphic">
      <style:paragraph-properties fo:margin-left="0.88cm" fo:margin-right="0cm" fo:text-align="start" fo:text-indent="0cm" style:text-autospace="none"/>
      <style:text-properties style:font-name-asian="Lohit Devanagari2" style:font-family-asian="'Lohit Devanagari'"/>
    </style:style>
    <style:style style:name="Index_20_1" style:display-name="Index 1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0" style:display-name="Contents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9" style:display-name="Contents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8" style:display-name="Contents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7" style:display-name="Contents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6" style:display-name="Contents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5" style:display-name="Contents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4" style:display-name="Contents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3" style:display-name="Contents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Bibliography_20_1" style:display-name="Bibliography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Signature" style:family="graphic">
      <style:paragraph-properties fo:text-align="start" style:text-autospace="none"/>
    </style:style>
    <style:style style:name="Sender" style:family="graphic">
      <style:paragraph-properties fo:margin-top="0cm" fo:margin-bottom="0.187cm" fo:text-align="start"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align="start" fo:text-indent="0cm" style:text-autospace="non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fo:font-size="6pt" style:font-size-asian="6pt" style:font-size-complex="6pt"/>
    </style:style>
    <style:style style:name="Header_20_Right" style:display-name="Head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text-align="start" style:text-autospace="none"/>
    </style:style>
    <style:style style:name="Foot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_20_Left" style:display-name="Foot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Complimentary_20_Close" style:display-name="Complimentary Close" style:family="graphic">
      <style:paragraph-properties fo:text-align="start" style:text-autospace="none"/>
    </style:style>
    <style:style style:name="Addressee" style:family="graphic">
      <style:paragraph-properties fo:margin-top="0cm" fo:margin-bottom="0.187cm" fo:text-align="start"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ohit Devanagari2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09-04-16T11:32:18.87</meta:creation-date>
    <meta:editing-duration>PT6H20M58S</meta:editing-duration>
    <meta:editing-cycles>62</meta:editing-cycles>
    <meta:generator>LibreOffice/6.3.4.2$Linux_X86_64 LibreOffice_project/30$Build-2</meta:generator>
    <dc:date>2020-03-07T10:50:45.752582736</dc:date>
    <meta:printed-by>Terry Coles</meta:printed-by>
    <meta:print-date>2017-08-20T15:40:47.233751947</meta:print-date>
    <dc:creator>Terry Coles</dc:creator>
    <meta:document-statistic meta:object-count="62"/>
  </office:meta>
</office:document-meta>
</file>